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1.472in"/>
    </style:style>
    <style:style style:name="co4" style:family="table-column">
      <style:table-column-properties fo:break-before="auto" style:column-width="1.5043in"/>
    </style:style>
    <style:style style:name="co5" style:family="table-column">
      <style:table-column-properties fo:break-before="auto" style:column-width="1.0965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1.5146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1.1075in"/>
    </style:style>
    <style:style style:name="co10" style:family="table-column">
      <style:table-column-properties fo:break-before="auto" style:column-width="0.9035in"/>
    </style:style>
    <style:style style:name="co11" style:family="table-column">
      <style:table-column-properties fo:break-before="auto" style:column-width="1.0535in"/>
    </style:style>
    <style:style style:name="co12" style:family="table-column">
      <style:table-column-properties fo:break-before="auto" style:column-width="1.4827in"/>
    </style:style>
    <style:style style:name="co13" style:family="table-column">
      <style:table-column-properties fo:break-before="auto" style:column-width="1.8472in"/>
    </style:style>
    <style:style style:name="co14" style:family="table-column">
      <style:table-column-properties fo:break-before="auto" style:column-width="0.4217in"/>
    </style:style>
    <style:style style:name="co15" style:family="table-column">
      <style:table-column-properties fo:break-before="auto" style:column-width="0.8717in"/>
    </style:style>
    <style:style style:name="co16" style:family="table-column">
      <style:table-column-properties fo:break-before="auto" style:column-width="1.6972in"/>
    </style:style>
    <style:style style:name="co17" style:family="table-column">
      <style:table-column-properties fo:break-before="auto" style:column-width="1.5472in"/>
    </style:style>
    <style:style style:name="co18" style:family="table-column">
      <style:table-column-properties fo:break-before="auto" style:column-width="1.2681in"/>
    </style:style>
    <style:style style:name="co19" style:family="table-column">
      <style:table-column-properties fo:break-before="auto" style:column-width="0.6354in"/>
    </style:style>
    <style:style style:name="co20" style:family="table-column">
      <style:table-column-properties fo:break-before="auto" style:column-width="1.1398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0.5602in"/>
    </style:style>
    <style:style style:name="co23" style:family="table-column">
      <style:table-column-properties fo:break-before="auto" style:column-width="0.6138in"/>
    </style:style>
    <style:style style:name="co24" style:family="table-column">
      <style:table-column-properties fo:break-before="auto" style:column-width="0.8398in"/>
    </style:style>
    <style:style style:name="co25" style:family="table-column">
      <style:table-column-properties fo:break-before="auto" style:column-width="1.2043in"/>
    </style:style>
    <style:style style:name="co26" style:family="table-column">
      <style:table-column-properties fo:break-before="auto" style:column-width="0.5181in"/>
    </style:style>
    <style:style style:name="co27" style:family="table-column">
      <style:table-column-properties fo:break-before="auto" style:column-width="0.9575in"/>
    </style:style>
    <style:style style:name="co2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comes_pivoted" table:style-name="ta1">
        <table:shapes>
          <draw:frame draw:z-index="0" draw:style-name="gr1" draw:text-style-name="P1" svg:width="11.0217in" svg:height="3.5031in" svg:x="22.4512in" svg:y="0.0417in">
            <draw:object draw:notify-on-update-of-ranges="outcomes_pivoted.B2:outcomes_pivoted.B20 outcomes_pivoted.I1:outcomes_pivoted.I1 outcomes_pivoted.I2:outcomes_pivoted.I20 outcomes_pivoted.P1:outcomes_pivoted.P1 outcomes_pivoted.P2:outcomes_pivoted.P20 outcomes_pivoted.AA1:outcomes_pivoted.AA1 outcomes_pivoted.AA2:outcomes_pivoted.AA20 outcomes_pivoted.T1:outcomes_pivoted.T1 outcomes_pivoted.T2:outcomes_pivoted.T20 outcomes_pivoted.G1:outcomes_pivoted.G1 outcomes_pivoted.G2:outcomes_pivoted.G20 outcomes_pivoted.X1:outcomes_pivoted.X1 outcomes_pivoted.X2:outcomes_pivoted.X20 outcomes_pivoted.K1:outcomes_pivoted.K1 outcomes_pivoted.K2:outcomes_pivoted.K20 outcomes_pivoted.U1:outcomes_pivoted.U1 outcomes_pivoted.U2:outcomes_pivoted.U20 outcomes_pivoted.D1:outcomes_pivoted.D1 outcomes_pivoted.D2:outcomes_pivoted.D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Season_1</text:p>
          </table:table-cell>
          <table:table-cell office:value-type="string" calcext:value-type="string">
            <text:p>BLACK_HOLE</text:p>
          </table:table-cell>
          <table:table-cell office:value-type="string" calcext:value-type="string">
            <text:p>CAUGHT_STEALING</text:p>
          </table:table-cell>
          <table:table-cell office:value-type="string" calcext:value-type="string">
            <text:p>CHARM_STRIKEOUT</text:p>
          </table:table-cell>
          <table:table-cell office:value-type="string" calcext:value-type="string">
            <text:p>CHARM_WALK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ELSEWHERE_ATBAT</text:p>
          </table:table-cell>
          <table:table-cell office:value-type="string" calcext:value-type="string">
            <text:p>FIELDERS_CHOICE</text:p>
          </table:table-cell>
          <table:table-cell office:value-type="string" calcext:value-type="string">
            <text:p>HIT_BY_PITCH</text:p>
          </table:table-cell>
          <table:table-cell office:value-type="string" calcext:value-type="string">
            <text:p>HOME_RUN</text:p>
          </table:table-cell>
          <table:table-cell office:value-type="string" calcext:value-type="string">
            <text:p>HOME_RUN_5</text:p>
          </table:table-cell>
          <table:table-cell office:value-type="string" calcext:value-type="string">
            <text:p>IMMATERIA_SWEPT</text:p>
          </table:table-cell>
          <table:table-cell office:value-type="string" calcext:value-type="string">
            <text:p>MIND_TRICK_STRIKEOU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SECRET_BASE_ENTER</text:p>
          </table:table-cell>
          <table:table-cell office:value-type="string" calcext:value-type="string">
            <text:p>SECRET_BASE_EXIT</text:p>
          </table:table-cell>
          <table:table-cell office:value-type="string" calcext:value-type="string">
            <text:p>SHELLED_ATBAT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STOLEN_BASE</text:p>
          </table:table-cell>
          <table:table-cell office:value-type="string" calcext:value-type="string">
            <text:p>STRIKEOUT</text:p>
          </table:table-cell>
          <table:table-cell office:value-type="string" calcext:value-type="string">
            <text:p>SUN_2</text:p>
          </table:table-cell>
          <table:table-cell office:value-type="string" calcext:value-type="string">
            <text:p>TRIPL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NKNOWN_OUT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ILD_PITC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]+1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38" calcext:value-type="float">
            <text:p>1738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29" calcext:value-type="float">
            <text:p>29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93" calcext:value-type="float">
            <text:p>1693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62" calcext:value-type="float">
            <text:p>62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23" calcext:value-type="float">
            <text:p>2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4]+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88" calcext:value-type="float">
            <text:p>188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60" calcext:value-type="float">
            <text:p>60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]+1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93" calcext:value-type="float">
            <text:p>1993</text:p>
          </table:table-cell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 office:value-type="float" office:value="215" calcext:value-type="float">
            <text:p>215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]+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27" calcext:value-type="float">
            <text:p>202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 office:value-type="float" office:value="490" calcext:value-type="float">
            <text:p>490</text:p>
          </table:table-cell>
          <table:table-cell office:value-type="float" office:value="251" calcext:value-type="float">
            <text:p>251</text:p>
          </table:table-cell>
          <table:table-cell office:value-type="float" office:value="543" calcext:value-type="float">
            <text:p>543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]+1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76" calcext:value-type="float">
            <text:p>207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536" calcext:value-type="float">
            <text:p>536</text:p>
          </table:table-cell>
          <table:table-cell office:value-type="float" office:value="241" calcext:value-type="float">
            <text:p>241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8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3" calcext:value-type="float">
            <text:p>2133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 office:value-type="float" office:value="545" calcext:value-type="float">
            <text:p>545</text:p>
          </table:table-cell>
          <table:table-cell office:value-type="float" office:value="199" calcext:value-type="float">
            <text:p>199</text:p>
          </table:table-cell>
          <table:table-cell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9]+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6" calcext:value-type="float">
            <text:p>1986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office:value-type="float" office:value="199" calcext:value-type="float">
            <text:p>199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0]+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21" calcext:value-type="float">
            <text:p>172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 office:value-type="float" office:value="249" calcext:value-type="float">
            <text:p>249</text:p>
          </table:table-cell>
          <table:table-cell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1]+1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364" calcext:value-type="float">
            <text:p>364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479" calcext:value-type="float">
            <text:p>1479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191" calcext:value-type="float">
            <text:p>191</text:p>
          </table:table-cell>
          <table:table-cell office:value-type="float" office:value="1237" calcext:value-type="float">
            <text:p>1237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2]+1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19" calcext:value-type="float">
            <text:p>11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50" calcext:value-type="float">
            <text:p>165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office:value-type="float" office:value="211" calcext:value-type="float">
            <text:p>211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3]+1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235" calcext:value-type="float">
            <text:p>235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 office:value-type="float" office:value="138" calcext:value-type="float">
            <text:p>138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4]+1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487" calcext:value-type="float">
            <text:p>487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75" calcext:value-type="float">
            <text:p>1775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88" calcext:value-type="float">
            <text:p>88</text:p>
          </table:table-cell>
          <table:table-cell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5]+1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06" calcext:value-type="float">
            <text:p>1906</text:p>
          </table:table-cell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 office:value-type="float" office:value="105" calcext:value-type="float">
            <text:p>105</text:p>
          </table:table-cell>
          <table:table-cell office:value-type="float" office:value="765" calcext:value-type="float">
            <text:p>765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6]+1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540" calcext:value-type="float">
            <text:p>54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917" calcext:value-type="float">
            <text:p>1917</text:p>
          </table:table-cell>
          <table:table-cell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office:value-type="float" office:value="127" calcext:value-type="float">
            <text:p>127</text:p>
          </table:table-cell>
          <table:table-cell office:value-type="float" office:value="479" calcext:value-type="float">
            <text:p>479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7]+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92" calcext:value-type="float">
            <text:p>19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78" calcext:value-type="float">
            <text:p>1878</text:p>
          </table:table-cell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office:value-type="float" office:value="150" calcext:value-type="float">
            <text:p>150</text:p>
          </table:table-cell>
          <table:table-cell office:value-type="float" office:value="555" calcext:value-type="float">
            <text:p>555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8]+1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62" calcext:value-type="float">
            <text:p>2162</text:p>
          </table:table-cell>
          <table:table-cell office:value-type="float" office:value="92" calcext:value-type="float">
            <text:p>9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 office:value-type="float" office:value="195" calcext:value-type="float">
            <text:p>195</text:p>
          </table:table-cell>
          <table:table-cell office:value-type="float" office:value="428" calcext:value-type="float">
            <text:p>428</text:p>
          </table:table-cell>
          <table:table-cell office:value-type="float" office:value="3" calcext:value-type="float">
            <text:p>3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9]+1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210" calcext:value-type="float">
            <text:p>2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108" calcext:value-type="float">
            <text:p>2108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 office:value-type="float" office:value="185" calcext:value-type="float">
            <text:p>185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0]+1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82" calcext:value-type="float">
            <text:p>82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 style:data-style-name="N2" text:time-value="16:52:24.637539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2T17:47:32.542116608</dc:date>
    <meta:editing-duration>P2DT47M58S</meta:editing-duration>
    <meta:editing-cycles>2</meta:editing-cycles>
    <meta:generator>LibreOffice/6.4.7.2$Linux_X86_64 LibreOffice_project/40$Build-2</meta:generator>
    <meta:document-statistic meta:table-count="1" meta:cell-count="5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7.996cm" svg:height="8.899cm" xlink:href=".." xlink:type="simple" chart:class="chart:bar" chart:column-mapping="2 4 8 5 1 7 3 6 0" chart:style-name="ch1">
        <chart:title svg:x="7.287cm" svg:y="0.313cm" chart:style-name="ch2">
          <text:p>Crabs batting outcomes (with strikeouts and fielding outs removed)</text:p>
        </chart:title>
        <chart:legend chart:legend-position="end" svg:x="23.907cm" svg:y="2.158cm" style:legend-expansion="high" chart:style-name="ch3"/>
        <chart:plot-area chart:style-name="ch4" table:cell-range-address="outcomes_pivoted.B2:outcomes_pivoted.B20 outcomes_pivoted.I1:outcomes_pivoted.I20 outcomes_pivoted.P1:outcomes_pivoted.P20 outcomes_pivoted.AA1:outcomes_pivoted.AA20 outcomes_pivoted.T1:outcomes_pivoted.U20 outcomes_pivoted.G1:outcomes_pivoted.G20 outcomes_pivoted.X1:outcomes_pivoted.X20 outcomes_pivoted.K1:outcomes_pivoted.K20 outcomes_pivoted.D1:outcomes_pivoted.D20" chart:data-source-has-labels="both" svg:x="1.57cm" svg:y="1.269cm" svg:width="21.778cm" svg:height="6.472cm">
          <chartooo:coordinate-region svg:x="2.694cm" svg:y="1.468cm" svg:width="20.654cm" svg:height="5.626cm"/>
          <chart:axis chart:dimension="x" chart:name="primary-x" chart:style-name="ch5" chartooo:axis-type="auto">
            <chartooo:date-scale/>
            <chart:title svg:x="11.846cm" svg:y="7.918cm" chart:style-name="ch6">
              <text:p>Season</text:p>
            </chart:title>
            <chart:categories table:cell-range-address="outcomes_pivoted.B2:outcomes_pivoted.B20"/>
          </chart:axis>
          <chart:axis chart:dimension="y" chart:name="primary-y" chart:style-name="ch7">
            <chart:title svg:x="0.451cm" svg:y="5.396cm" chart:style-name="ch8">
              <text:p>Outcome %</text:p>
            </chart:title>
            <chart:grid chart:style-name="ch9" chart:class="major"/>
          </chart:axis>
          <chart:series chart:style-name="ch10" chart:values-cell-range-address="outcomes_pivoted.I2:outcomes_pivoted.I20" chart:label-cell-address="outcomes_pivoted.I1:outcomes_pivoted.I1" chart:class="chart:bar">
            <chart:data-point chart:repeated="19"/>
          </chart:series>
          <chart:series chart:style-name="ch11" chart:values-cell-range-address="outcomes_pivoted.P2:outcomes_pivoted.P20" chart:label-cell-address="outcomes_pivoted.P1:outcomes_pivoted.P1" chart:class="chart:bar">
            <chart:data-point chart:repeated="19"/>
          </chart:series>
          <chart:series chart:style-name="ch12" chart:values-cell-range-address="outcomes_pivoted.AA2:outcomes_pivoted.AA20" chart:label-cell-address="outcomes_pivoted.AA1:outcomes_pivoted.AA1" chart:class="chart:bar">
            <chart:data-point chart:repeated="19"/>
          </chart:series>
          <chart:series chart:style-name="ch13" chart:values-cell-range-address="outcomes_pivoted.T2:outcomes_pivoted.T20" chart:label-cell-address="outcomes_pivoted.T1:outcomes_pivoted.T1" chart:class="chart:bar">
            <chart:data-point chart:repeated="19"/>
          </chart:series>
          <chart:series chart:style-name="ch14" chart:values-cell-range-address="outcomes_pivoted.G2:outcomes_pivoted.G20" chart:label-cell-address="outcomes_pivoted.G1:outcomes_pivoted.G1" chart:class="chart:bar">
            <chart:data-point chart:repeated="19"/>
          </chart:series>
          <chart:series chart:style-name="ch15" chart:values-cell-range-address="outcomes_pivoted.X2:outcomes_pivoted.X20" chart:label-cell-address="outcomes_pivoted.X1:outcomes_pivoted.X1" chart:class="chart:bar">
            <chart:data-point chart:repeated="19"/>
          </chart:series>
          <chart:series chart:style-name="ch16" chart:values-cell-range-address="outcomes_pivoted.K2:outcomes_pivoted.K20" chart:label-cell-address="outcomes_pivoted.K1:outcomes_pivoted.K1" chart:class="chart:bar">
            <chart:data-point chart:repeated="19"/>
          </chart:series>
          <chart:series chart:style-name="ch10" chart:values-cell-range-address="outcomes_pivoted.U2:outcomes_pivoted.U20" chart:label-cell-address="outcomes_pivoted.U1:outcomes_pivoted.U1" chart:class="chart:bar">
            <chart:data-point chart:repeated="19"/>
          </chart:series>
          <chart:series chart:style-name="ch11" chart:values-cell-range-address="outcomes_pivoted.D2:outcomes_pivoted.D20" chart:label-cell-address="outcomes_pivoted.D1:outcomes_pivoted.D1" chart:class="chart:bar">
            <chart:data-point chart:repeated="1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ELDERS_CHOICE</text:p>
                <draw:g>
                  <svg:desc>outcomes_pivoted.I1:outcomes_pivoted.I1</svg:desc>
                </draw:g>
              </table:table-cell>
              <table:table-cell office:value-type="string">
                <text:p>SACRIFICE</text:p>
                <draw:g>
                  <svg:desc>outcomes_pivoted.P1:outcomes_pivoted.P1</svg:desc>
                </draw:g>
              </table:table-cell>
              <table:table-cell office:value-type="string">
                <text:p>WALK</text:p>
                <draw:g>
                  <svg:desc>outcomes_pivoted.AA1:outcomes_pivoted.AA1</svg:desc>
                </draw:g>
              </table:table-cell>
              <table:table-cell office:value-type="string">
                <text:p>SINGLE</text:p>
                <draw:g>
                  <svg:desc>outcomes_pivoted.T1:outcomes_pivoted.T1</svg:desc>
                </draw:g>
              </table:table-cell>
              <table:table-cell office:value-type="string">
                <text:p>DOUBLE</text:p>
                <draw:g>
                  <svg:desc>outcomes_pivoted.G1:outcomes_pivoted.G1</svg:desc>
                </draw:g>
              </table:table-cell>
              <table:table-cell office:value-type="string">
                <text:p>TRIPLE</text:p>
                <draw:g>
                  <svg:desc>outcomes_pivoted.X1:outcomes_pivoted.X1</svg:desc>
                </draw:g>
              </table:table-cell>
              <table:table-cell office:value-type="string">
                <text:p>HOME_RUN</text:p>
                <draw:g>
                  <svg:desc>outcomes_pivoted.K1:outcomes_pivoted.K1</svg:desc>
                </draw:g>
              </table:table-cell>
              <table:table-cell office:value-type="string">
                <text:p>STOLEN_BASE</text:p>
                <draw:g>
                  <svg:desc>outcomes_pivoted.U1:outcomes_pivoted.U1</svg:desc>
                </draw:g>
              </table:table-cell>
              <table:table-cell office:value-type="string">
                <text:p>CAUGHT_STEALING</text:p>
                <draw:g>
                  <svg:desc>outcomes_pivoted.D1:outcomes_pivoted.D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outcomes_pivoted.B2:outcomes_pivoted.B20</svg:desc>
                </draw:g>
              </table:table-cell>
              <table:table-cell office:value-type="float" office:value="169">
                <text:p>169</text:p>
                <draw:g>
                  <svg:desc>outcomes_pivoted.I2:outcomes_pivoted.I20</svg:desc>
                </draw:g>
              </table:table-cell>
              <table:table-cell office:value-type="float" office:value="37">
                <text:p>37</text:p>
                <draw:g>
                  <svg:desc>outcomes_pivoted.P2:outcomes_pivoted.P20</svg:desc>
                </draw:g>
              </table:table-cell>
              <table:table-cell office:value-type="float" office:value="188">
                <text:p>188</text:p>
                <draw:g>
                  <svg:desc>outcomes_pivoted.AA2:outcomes_pivoted.AA20</svg:desc>
                </draw:g>
              </table:table-cell>
              <table:table-cell office:value-type="float" office:value="486">
                <text:p>486</text:p>
                <draw:g>
                  <svg:desc>outcomes_pivoted.T2:outcomes_pivoted.T20</svg:desc>
                </draw:g>
              </table:table-cell>
              <table:table-cell office:value-type="float" office:value="36">
                <text:p>36</text:p>
                <draw:g>
                  <svg:desc>outcomes_pivoted.G2:outcomes_pivoted.G20</svg:desc>
                </draw:g>
              </table:table-cell>
              <table:table-cell office:value-type="float" office:value="123">
                <text:p>123</text:p>
                <draw:g>
                  <svg:desc>outcomes_pivoted.X2:outcomes_pivoted.X20</svg:desc>
                </draw:g>
              </table:table-cell>
              <table:table-cell office:value-type="float" office:value="135">
                <text:p>135</text:p>
                <draw:g>
                  <svg:desc>outcomes_pivoted.K2:outcomes_pivoted.K20</svg:desc>
                </draw:g>
              </table:table-cell>
              <table:table-cell office:value-type="float" office:value="29">
                <text:p>29</text:p>
                <draw:g>
                  <svg:desc>outcomes_pivoted.U2:outcomes_pivoted.U20</svg:desc>
                </draw:g>
              </table:table-cell>
              <table:table-cell office:value-type="float" office:value="52">
                <text:p>52</text:p>
                <draw:g>
                  <svg:desc>outcomes_pivoted.D2:outcomes_pivoted.D2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87">
                <text:p>187</text:p>
              </table:table-cell>
              <table:table-cell office:value-type="float" office:value="41">
                <text:p>41</text:p>
              </table:table-cell>
              <table:table-cell office:value-type="float" office:value="229">
                <text:p>229</text:p>
              </table:table-cell>
              <table:table-cell office:value-type="float" office:value="450">
                <text:p>450</text:p>
              </table:table-cell>
              <table:table-cell office:value-type="float" office:value="85">
                <text:p>85</text:p>
              </table:table-cell>
              <table:table-cell office:value-type="float" office:value="93">
                <text:p>93</text:p>
              </table:table-cell>
              <table:table-cell office:value-type="float" office:value="136">
                <text:p>136</text:p>
              </table:table-cell>
              <table:table-cell office:value-type="float" office:value="62">
                <text:p>6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7">
                <text:p>187</text:p>
              </table:table-cell>
              <table:table-cell office:value-type="float" office:value="42">
                <text:p>42</text:p>
              </table:table-cell>
              <table:table-cell office:value-type="float" office:value="177">
                <text:p>177</text:p>
              </table:table-cell>
              <table:table-cell office:value-type="float" office:value="540">
                <text:p>540</text:p>
              </table:table-cell>
              <table:table-cell office:value-type="float" office:value="86">
                <text:p>86</text:p>
              </table:table-cell>
              <table:table-cell office:value-type="float" office:value="108">
                <text:p>108</text:p>
              </table:table-cell>
              <table:table-cell office:value-type="float" office:value="149">
                <text:p>149</text:p>
              </table:table-cell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2">
                <text:p>152</text:p>
              </table:table-cell>
              <table:table-cell office:value-type="float" office:value="92">
                <text:p>92</text:p>
              </table:table-cell>
              <table:table-cell office:value-type="float" office:value="232">
                <text:p>232</text:p>
              </table:table-cell>
              <table:table-cell office:value-type="float" office:value="523">
                <text:p>523</text:p>
              </table:table-cell>
              <table:table-cell office:value-type="float" office:value="87">
                <text:p>87</text:p>
              </table:table-cell>
              <table:table-cell office:value-type="float" office:value="130">
                <text:p>130</text:p>
              </table:table-cell>
              <table:table-cell office:value-type="float" office:value="191">
                <text:p>191</text:p>
              </table:table-cell>
              <table:table-cell office:value-type="float" office:value="215">
                <text:p>21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3">
                <text:p>163</text:p>
              </table:table-cell>
              <table:table-cell office:value-type="float" office:value="84">
                <text:p>84</text:p>
              </table:table-cell>
              <table:table-cell office:value-type="float" office:value="223">
                <text:p>223</text:p>
              </table:table-cell>
              <table:table-cell office:value-type="float" office:value="490">
                <text:p>490</text:p>
              </table:table-cell>
              <table:table-cell office:value-type="float" office:value="79">
                <text:p>79</text:p>
              </table:table-cell>
              <table:table-cell office:value-type="float" office:value="131">
                <text:p>131</text:p>
              </table:table-cell>
              <table:table-cell office:value-type="float" office:value="209">
                <text:p>209</text:p>
              </table:table-cell>
              <table:table-cell office:value-type="float" office:value="251">
                <text:p>25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8">
                <text:p>148</text:p>
              </table:table-cell>
              <table:table-cell office:value-type="float" office:value="83">
                <text:p>83</text:p>
              </table:table-cell>
              <table:table-cell office:value-type="float" office:value="261">
                <text:p>261</text:p>
              </table:table-cell>
              <table:table-cell office:value-type="float" office:value="536">
                <text:p>536</text:p>
              </table:table-cell>
              <table:table-cell office:value-type="float" office:value="85">
                <text:p>85</text:p>
              </table:table-cell>
              <table:table-cell office:value-type="float" office:value="126">
                <text:p>126</text:p>
              </table:table-cell>
              <table:table-cell office:value-type="float" office:value="168">
                <text:p>168</text:p>
              </table:table-cell>
              <table:table-cell office:value-type="float" office:value="241">
                <text:p>24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67">
                <text:p>167</text:p>
              </table:table-cell>
              <table:table-cell office:value-type="float" office:value="99">
                <text:p>99</text:p>
              </table:table-cell>
              <table:table-cell office:value-type="float" office:value="247">
                <text:p>247</text:p>
              </table:table-cell>
              <table:table-cell office:value-type="float" office:value="545">
                <text:p>545</text:p>
              </table:table-cell>
              <table:table-cell office:value-type="float" office:value="85">
                <text:p>85</text:p>
              </table:table-cell>
              <table:table-cell office:value-type="float" office:value="140">
                <text:p>140</text:p>
              </table:table-cell>
              <table:table-cell office:value-type="float" office:value="201">
                <text:p>201</text:p>
              </table:table-cell>
              <table:table-cell office:value-type="float" office:value="199">
                <text:p>19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82">
                <text:p>182</text:p>
              </table:table-cell>
              <table:table-cell office:value-type="float" office:value="76">
                <text:p>76</text:p>
              </table:table-cell>
              <table:table-cell office:value-type="float" office:value="239">
                <text:p>239</text:p>
              </table:table-cell>
              <table:table-cell office:value-type="float" office:value="573">
                <text:p>573</text:p>
              </table:table-cell>
              <table:table-cell office:value-type="float" office:value="92">
                <text:p>92</text:p>
              </table:table-cell>
              <table:table-cell office:value-type="float" office:value="136">
                <text:p>136</text:p>
              </table:table-cell>
              <table:table-cell office:value-type="float" office:value="200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23">
                <text:p>123</text:p>
              </table:table-cell>
              <table:table-cell office:value-type="float" office:value="44">
                <text:p>44</text:p>
              </table:table-cell>
              <table:table-cell office:value-type="float" office:value="335">
                <text:p>335</text:p>
              </table:table-cell>
              <table:table-cell office:value-type="float" office:value="406">
                <text:p>406</text:p>
              </table:table-cell>
              <table:table-cell office:value-type="float" office:value="90">
                <text:p>90</text:p>
              </table:table-cell>
              <table:table-cell office:value-type="float" office:value="63">
                <text:p>63</text:p>
              </table:table-cell>
              <table:table-cell office:value-type="float" office:value="130">
                <text:p>130</text:p>
              </table:table-cell>
              <table:table-cell office:value-type="float" office:value="249">
                <text:p>24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4">
                <text:p>84</text:p>
              </table:table-cell>
              <table:table-cell office:value-type="float" office:value="36">
                <text:p>36</text:p>
              </table:table-cell>
              <table:table-cell office:value-type="float" office:value="201">
                <text:p>201</text:p>
              </table:table-cell>
              <table:table-cell office:value-type="float" office:value="345">
                <text:p>345</text:p>
              </table:table-cell>
              <table:table-cell office:value-type="float" office:value="83">
                <text:p>83</text:p>
              </table:table-cell>
              <table:table-cell office:value-type="float" office:value="69">
                <text:p>69</text:p>
              </table:table-cell>
              <table:table-cell office:value-type="float" office:value="121">
                <text:p>121</text:p>
              </table:table-cell>
              <table:table-cell office:value-type="float" office:value="191">
                <text:p>19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8">
                <text:p>88</text:p>
              </table:table-cell>
              <table:table-cell office:value-type="float" office:value="74">
                <text:p>74</text:p>
              </table:table-cell>
              <table:table-cell office:value-type="float" office:value="213">
                <text:p>213</text:p>
              </table:table-cell>
              <table:table-cell office:value-type="float" office:value="411">
                <text:p>411</text:p>
              </table:table-cell>
              <table:table-cell office:value-type="float" office:value="152">
                <text:p>152</text:p>
              </table:table-cell>
              <table:table-cell office:value-type="float" office:value="103">
                <text:p>103</text:p>
              </table:table-cell>
              <table:table-cell office:value-type="float" office:value="185">
                <text:p>185</text:p>
              </table:table-cell>
              <table:table-cell office:value-type="float" office:value="211">
                <text:p>21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56">
                <text:p>156</text:p>
              </table:table-cell>
              <table:table-cell office:value-type="float" office:value="79">
                <text:p>79</text:p>
              </table:table-cell>
              <table:table-cell office:value-type="float" office:value="184">
                <text:p>184</text:p>
              </table:table-cell>
              <table:table-cell office:value-type="float" office:value="446">
                <text:p>446</text:p>
              </table:table-cell>
              <table:table-cell office:value-type="float" office:value="134">
                <text:p>134</text:p>
              </table:table-cell>
              <table:table-cell office:value-type="float" office:value="125">
                <text:p>125</text:p>
              </table:table-cell>
              <table:table-cell office:value-type="float" office:value="159">
                <text:p>159</text:p>
              </table:table-cell>
              <table:table-cell office:value-type="float" office:value="138">
                <text:p>13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94">
                <text:p>94</text:p>
              </table:table-cell>
              <table:table-cell office:value-type="float" office:value="61">
                <text:p>61</text:p>
              </table:table-cell>
              <table:table-cell office:value-type="float" office:value="120">
                <text:p>120</text:p>
              </table:table-cell>
              <table:table-cell office:value-type="float" office:value="422">
                <text:p>422</text:p>
              </table:table-cell>
              <table:table-cell office:value-type="float" office:value="133">
                <text:p>133</text:p>
              </table:table-cell>
              <table:table-cell office:value-type="float" office:value="94">
                <text:p>94</text:p>
              </table:table-cell>
              <table:table-cell office:value-type="float" office:value="156">
                <text:p>156</text:p>
              </table:table-cell>
              <table:table-cell office:value-type="float" office:value="88">
                <text:p>8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75">
                <text:p>75</text:p>
              </table:table-cell>
              <table:table-cell office:value-type="float" office:value="53">
                <text:p>53</text:p>
              </table:table-cell>
              <table:table-cell office:value-type="float" office:value="101">
                <text:p>101</text:p>
              </table:table-cell>
              <table:table-cell office:value-type="float" office:value="384">
                <text:p>384</text:p>
              </table:table-cell>
              <table:table-cell office:value-type="float" office:value="117">
                <text:p>117</text:p>
              </table:table-cell>
              <table:table-cell office:value-type="float" office:value="111">
                <text:p>111</text:p>
              </table:table-cell>
              <table:table-cell office:value-type="float" office:value="161">
                <text:p>161</text:p>
              </table:table-cell>
              <table:table-cell office:value-type="float" office:value="105">
                <text:p>10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25">
                <text:p>125</text:p>
              </table:table-cell>
              <table:table-cell office:value-type="float" office:value="63">
                <text:p>63</text:p>
              </table:table-cell>
              <table:table-cell office:value-type="float" office:value="228">
                <text:p>228</text:p>
              </table:table-cell>
              <table:table-cell office:value-type="float" office:value="470">
                <text:p>470</text:p>
              </table:table-cell>
              <table:table-cell office:value-type="float" office:value="122">
                <text:p>122</text:p>
              </table:table-cell>
              <table:table-cell office:value-type="float" office:value="111">
                <text:p>111</text:p>
              </table:table-cell>
              <table:table-cell office:value-type="float" office:value="145">
                <text:p>145</text:p>
              </table:table-cell>
              <table:table-cell office:value-type="float" office:value="127">
                <text:p>1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5">
                <text:p>115</text:p>
              </table:table-cell>
              <table:table-cell office:value-type="float" office:value="73">
                <text:p>73</text:p>
              </table:table-cell>
              <table:table-cell office:value-type="float" office:value="162">
                <text:p>162</text:p>
              </table:table-cell>
              <table:table-cell office:value-type="float" office:value="510">
                <text:p>510</text:p>
              </table:table-cell>
              <table:table-cell office:value-type="float" office:value="115">
                <text:p>115</text:p>
              </table:table-cell>
              <table:table-cell office:value-type="float" office:value="80">
                <text:p>80</text:p>
              </table:table-cell>
              <table:table-cell office:value-type="float" office:value="187">
                <text:p>187</text:p>
              </table:table-cell>
              <table:table-cell office:value-type="float" office:value="150">
                <text:p>1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2">
                <text:p>82</text:p>
              </table:table-cell>
              <table:table-cell office:value-type="float" office:value="92">
                <text:p>92</text:p>
              </table:table-cell>
              <table:table-cell office:value-type="float" office:value="143">
                <text:p>143</text:p>
              </table:table-cell>
              <table:table-cell office:value-type="float" office:value="513">
                <text:p>513</text:p>
              </table:table-cell>
              <table:table-cell office:value-type="float" office:value="137">
                <text:p>137</text:p>
              </table:table-cell>
              <table:table-cell office:value-type="float" office:value="104">
                <text:p>104</text:p>
              </table:table-cell>
              <table:table-cell office:value-type="float" office:value="185">
                <text:p>185</text:p>
              </table:table-cell>
              <table:table-cell office:value-type="float" office:value="195">
                <text:p>1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09">
                <text:p>109</text:p>
              </table:table-cell>
              <table:table-cell office:value-type="float" office:value="80">
                <text:p>80</text:p>
              </table:table-cell>
              <table:table-cell office:value-type="float" office:value="130">
                <text:p>130</text:p>
              </table:table-cell>
              <table:table-cell office:value-type="float" office:value="536">
                <text:p>536</text:p>
              </table:table-cell>
              <table:table-cell office:value-type="float" office:value="180">
                <text:p>180</text:p>
              </table:table-cell>
              <table:table-cell office:value-type="float" office:value="88">
                <text:p>88</text:p>
              </table:table-cell>
              <table:table-cell office:value-type="float" office:value="142">
                <text:p>142</text:p>
              </table:table-cell>
              <table:table-cell office:value-type="float" office:value="185">
                <text:p>18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131">
                <text:p>131</text:p>
              </table:table-cell>
              <table:table-cell office:value-type="float" office:value="40">
                <text:p>40</text:p>
              </table:table-cell>
              <table:table-cell office:value-type="float" office:value="32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82">
                <text:p>82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